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Footnote">
      <style:text-properties style:font-name="Noto Sans Mono" fo:font-size="7pt" officeooo:rsid="010d36c0" officeooo:paragraph-rsid="010d36c0" style:font-size-asian="7pt" style:font-size-complex="7pt"/>
    </style:style>
    <style:style style:name="P4" style:family="paragraph" style:parent-style-name="Footnote">
      <style:text-properties style:font-name="Noto Sans Mono" fo:font-size="7pt" officeooo:rsid="010e1b39" officeooo:paragraph-rsid="010e1b39" style:font-size-asian="7pt" style:font-size-complex="7pt"/>
    </style:style>
    <style:style style:name="P5" style:family="paragraph" style:parent-style-name="Standard">
      <style:text-properties officeooo:paragraph-rsid="0013202e"/>
    </style:style>
    <style:style style:name="P6" style:family="paragraph" style:parent-style-name="Standard">
      <style:text-properties officeooo:paragraph-rsid="010cb7c2"/>
    </style:style>
    <style:style style:name="P7" style:family="paragraph" style:parent-style-name="Standard">
      <style:paragraph-properties fo:text-align="center" style:justify-single-word="false"/>
      <style:text-properties officeooo:paragraph-rsid="010cb7c2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10cb7c2"/>
    </style:style>
    <style:style style:name="P9" style:family="paragraph" style:parent-style-name="Standard">
      <style:paragraph-properties fo:text-align="start" style:justify-single-word="false"/>
      <style:text-properties officeooo:paragraph-rsid="010cb7c2"/>
    </style:style>
    <style:style style:name="P10" style:family="paragraph" style:parent-style-name="Standard">
      <style:paragraph-properties fo:text-align="start" style:justify-single-word="false"/>
      <style:text-properties officeooo:rsid="010cf5d0" officeooo:paragraph-rsid="010cf5d0"/>
    </style:style>
    <style:style style:name="P11" style:family="paragraph" style:parent-style-name="Standard">
      <style:paragraph-properties fo:text-align="start" style:justify-single-word="false"/>
      <style:text-properties fo:font-style="italic" officeooo:rsid="010cf5d0" officeooo:paragraph-rsid="010cf5d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10cf5d0" officeooo:paragraph-rsid="010cf5d0" style:font-style-asian="italic" style:font-style-complex="italic"/>
    </style:style>
    <style:style style:name="P13" style:family="paragraph" style:parent-style-name="Standard">
      <style:paragraph-properties fo:margin-left="1.969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4" style:family="paragraph" style:parent-style-name="Standard">
      <style:paragraph-properties fo:margin-left="2.954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11114c2" officeooo:paragraph-rsid="0116d2d9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11114c2" officeooo:paragraph-rsid="0116d2d9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11b4787" officeooo:paragraph-rsid="011b4787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11d84e4" officeooo:paragraph-rsid="011d84e4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11e291f" officeooo:paragraph-rsid="011e291f" style:font-style-asian="italic" style:font-style-complex="italic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officeooo:rsid="010d36c0" fo:background-color="transparent" loext:char-shading-value="0" style:font-size-asian="8pt" style:font-size-complex="8pt"/>
    </style:style>
    <style:style style:name="T6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8" style:family="text">
      <style:text-properties fo:color="#ffffff" loext:opacity="100%" style:font-name="Noto Sans Mono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9" style:family="text">
      <style:text-properties fo:color="#ffffff" loext:opacity="100%" style:font-name="Noto Sans Mono" fo:font-size="8pt" fo:font-style="normal" officeooo:rsid="010d36c0" fo:background-color="transparent" loext:char-shading-value="0" style:font-size-asian="8pt" style:font-style-asian="normal" style:font-size-complex="8pt" style:font-style-complex="normal"/>
    </style:style>
    <style:style style:name="T10" style:family="text">
      <style:text-properties fo:color="#ffffff" loext:opacity="100%" style:font-name="Noto Sans Mono" fo:font-size="8pt" fo:font-style="normal" officeooo:rsid="010e1b39" fo:background-color="transparent" loext:char-shading-value="0" style:font-size-asian="8pt" style:font-style-asian="normal" style:font-size-complex="8pt" style:font-style-complex="normal"/>
    </style:style>
    <style:style style:name="T11" style:family="text">
      <style:text-properties fo:color="#ffffff" loext:opacity="100%" style:font-name="Noto Sans Mono" fo:font-size="8pt" fo:font-style="normal" officeooo:rsid="0112308d" fo:background-color="transparent" loext:char-shading-value="0" style:font-size-asian="8pt" style:font-style-asian="normal" style:font-size-complex="8pt" style:font-style-complex="normal"/>
    </style:style>
    <style:style style:name="T12" style:family="text">
      <style:text-properties fo:color="#ffffff" loext:opacity="100%" style:font-name="Noto Sans Mono" fo:font-size="8pt" fo:font-style="normal" officeooo:rsid="0114e3ec" fo:background-color="transparent" loext:char-shading-value="0" style:font-size-asian="8pt" style:font-style-asian="normal" style:font-size-complex="8pt" style:font-style-complex="normal"/>
    </style:style>
    <style:style style:name="T13" style:family="text">
      <style:text-properties fo:color="#ffffff" loext:opacity="100%" style:font-name="Noto Sans Mono" fo:font-size="8pt" fo:font-style="normal" officeooo:rsid="01153ef3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fo:color="#ffffff" loext:opacity="100%" style:font-name="Noto Sans Mono" fo:font-size="8pt" fo:font-style="normal" officeooo:rsid="01155157" fo:background-color="transparent" loext:char-shading-value="0" style:font-size-asian="8pt" style:font-style-asian="normal" style:font-size-complex="8pt" style:font-style-complex="normal"/>
    </style:style>
    <style:style style:name="T15" style:family="text">
      <style:text-properties fo:color="#ffffff" loext:opacity="100%" style:font-name="Noto Sans Mono" fo:font-size="8pt" fo:font-style="normal" officeooo:rsid="0119599a" fo:background-color="transparent" loext:char-shading-value="0" style:font-size-asian="8pt" style:font-style-asian="normal" style:font-size-complex="8pt" style:font-style-complex="normal"/>
    </style:style>
    <style:style style:name="T16" style:family="text">
      <style:text-properties fo:color="#ffffff" loext:opacity="100%" style:font-name="Noto Sans Mono" fo:font-size="8pt" fo:font-style="normal" officeooo:rsid="011d84e4" fo:background-color="transparent" loext:char-shading-value="0" style:font-size-asian="8pt" style:font-style-asian="normal" style:font-size-complex="8pt" style:font-style-complex="normal"/>
    </style:style>
    <style:style style:name="T17" style:family="text">
      <style:text-properties fo:color="#ffffff" loext:opacity="100%" style:font-name="Noto Sans Mono" fo:font-size="8pt" fo:font-style="normal" officeooo:rsid="011e291f" fo:background-color="transparent" loext:char-shading-value="0" style:font-size-asian="8pt" style:font-style-asian="normal" style:font-size-complex="8pt" style:font-style-complex="normal"/>
    </style:style>
    <style:style style:name="T18" style:family="text">
      <style:text-properties officeooo:rsid="010b087a"/>
    </style:style>
    <style:style style:name="T19" style:family="text">
      <style:text-properties officeooo:rsid="011ce2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18">VII</text:span>.<text:span text:style-name="T18">X</text:span>.XXIV</text:p>
      <text:p text:style-name="P5"><text:span text:style-name="T1"/></text:p>
      <text:p text:style-name="P5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5"><text:span text:style-name="T1"><text:s text:c="3"/>I had originally woken at 5:30 when a neighbor was getting dropped off and someone yelled, "</text:span><text:span text:style-name="T6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5"><text:span text:style-name="T1"/></text:p>
      <text:p text:style-name="P5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6"><text:span text:style-name="T1"><text:s text:c="3"/>The paper width is 6.1 inches, so that's what I'm nervous about; the horizontal margin for error when pasting pages will be </text:span><text:span text:style-name="T7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6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7"><text:span text:style-name="T1">/ / /</text:span></text:p>
      <text:p text:style-name="P8"><text:span text:style-name="T1">. . .</text:span></text:p>
      <text:p text:style-name="P9"><text:span text:style-name="T1"/></text:p>
      <text:p text:style-name="P10"><text:span text:style-name="T1">I tidied my room a bit after printing my first page and eventually got a text from Cait, saying, “You pretty much published a book!”</text:span></text:p>
      <text:p text:style-name="P10"><text:span text:style-name="T1"><text:s text:c="3"/>I said, “Hehe yeah. Just started a new one today that should hopefully be a better fit but we'll have to see how it handles getting stuffed with all those labels,” and then, “What you up to?”</text:span></text:p>
      <text:p text:style-name="P10"><text:span text:style-name="T1"/></text:p>
      <text:p text:style-name="P12"><text:span text:style-name="T1">“About to walk to the market get some supplies </text:span></text:p>
      <text:p text:style-name="P12"><text:span text:style-name="T1">Eek at 3</text:span></text:p>
      <text:p text:style-name="P12"><text:span text:style-name="T1">Work at 3 I mean </text:span></text:p>
      <text:p text:style-name="P12"><text:span text:style-name="T1">What's up with you</text:span></text:p>
      <text:p text:style-name="P13"><text:span text:style-name="T1">Just sittim on my bed habbin coppee</text:span></text:p>
      <text:p text:style-name="P12"><text:span text:style-name="T1">Lol</text:span></text:p>
      <text:p text:style-name="P12"><text:span text:style-name="T1">Feel like taking a walk at hominy creek?</text:span></text:p>
      <text:p text:style-name="P14"><text:span text:style-name="T1">Sure!</text:span></text:p>
      <text:p text:style-name="P12"><text:span text:style-name="T1">Word! I'm just walking to the market <text:s/></text:span></text:p>
      <text:p text:style-name="P12"><text:span text:style-name="T1">no be home about 20</text:span></text:p>
      <text:p text:style-name="P12"><text:span text:style-name="T1">Need anything?</text:span></text:p>
      <text:p text:style-name="P13"><text:span text:style-name="T1">Meet you at the sand hill entrance in 30?</text:span></text:p>
      <text:p text:style-name="P13"><text:span text:style-name="T1">Can't think o nothin”</text:span></text:p>
      <text:p text:style-name="P13"><text:span text:style-name="T1"/></text:p>
      <text:p text:style-name="P11"><text:span text:style-name="T8"><text:s text:c="3"/>I brushed</text:span><text:span text:style-name="T1"> </text:span><text:span text:style-name="T8">my teeth, put on my hat, shoes, bag (which still contained my wallet and cup,) grabbed my phone, both journals, a Hop Splash and left the house. </text:span><text:span text:style-name="T9">I walked up Brevard, Olney, Sand Hill, found a humongous leaf, walked to BHT</text:span><text:span text:style-name="T9"><text:note text:id="ftn0" text:note-class="footnote"><text:note-citation>1</text:note-citation><text:note-body><text:p text:style-name="P3">The Hominy Creek Greenway—Ross calls it the Brother Hug Trail in honor of Brother Hug, who maintains the trail, or BHT for short.</text:p></text:note-body></text:note></text:span><text:span text:style-name="T9">, sat on a rock and wrote in my journal until Cait pulled up at 12:57.</text:span></text:p>
      <text:p text:style-name="P11"><text:soft-page-break/><text:span text:style-name="T9"><text:s text:c="3"/>We walked to the water, saw Neighbor Scott, confirmed Ether Jam for Saturday night, put our feet in the creek, walked down to the other end and back again.</text:span></text:p>
      <text:p text:style-name="P11"><text:span text:style-name="T9"><text:s text:c="3"/>“Whatchu gonna do now?” I said.</text:span></text:p>
      <text:p text:style-name="P11"><text:span text:style-name="T9"><text:s text:c="3"/>Cait said, “We </text:span><text:span text:style-name="T5">could</text:span><text:span text:style-name="T9"> go get an </text:span><text:span text:style-name="T5">iced</text:span><text:span text:style-name="T9"> coffee.”</text:span></text:p>
      <text:p text:style-name="P11"><text:span text:style-name="T9"><text:s text:c="3"/>“</text:span><text:span text:style-name="T10">Oh, you ain’t gwan tell me what to drink, nah.”</text:span></text:p>
      <text:p text:style-name="P11"><text:span text:style-name="T10"><text:s text:c="3"/>We drove up to Izzy’s, where I ordered an iced latte and she something similar (vanilla oat milk iced latte?) I showed her my journals and she did a drawing at the end of the full one. Eventually, she had to go get ready for work, so we hugged and I walked over to Aldi for a giant bag of grapes and then home, where I </text:span><text:span text:style-name="T11">opened another hop water, </text:span><text:span text:style-name="T10">sat at the hog</text:span><text:span text:style-name="T10"><text:note text:id="ftn1" text:note-class="footnote"><text:note-citation>2</text:note-citation><text:note-body><text:p text:style-name="P4">A term psuedo-coined by Dulci meaning ‘the big thing,’ so, in this instance, Ross’s desktop <text:span text:style-name="T19">computer</text:span>, a 2011 iMac running Linux Mint.</text:p></text:note-body></text:note></text:span><text:span text:style-name="T10"> and wrote in my journal until 3:16.</text:span></text:p>
      <text:p text:style-name="P11"><text:span text:style-name="T10"/></text:p>
      <text:p text:style-name="P15"><text:span text:style-name="T10">I </text:span><text:span text:style-name="T8">am thrilled to have discovered how to use footnotes and surprised I haven’t done it sooner. It is one of my favorite techniques. I guess I’ll have to update my rules page. </text:span><text:span text:style-name="T11">Bardo the Bard lives!</text:span></text:p>
      <text:p text:style-name="P15"><text:span text:style-name="T11">. . .</text:span><text:span text:style-name="T12">I scrolled on my phone, took a bath, shaved my face, ate grapes and Cheez-Its, exchanged a couple reels with Hannah </text:span><text:span text:style-name="T13">and wrote in my journal til 5:32. . .</text:span><text:span text:style-name="T14">I laid in bed and slept for almost an hour, then ate grapes, noodles n’ peas, wrote at 7:28 </text:span><text:span text:style-name="T15">and started transcribing journal entries from 2022.</text:span></text:p>
      <text:p text:style-name="P16"><text:span text:style-name="T15"/></text:p>
      <text:p text:style-name="P16"><text:span text:style-name="T15">. . .</text:span></text:p>
      <text:p text:style-name="P16"><text:span text:style-name="T15"/></text:p>
      <text:p text:style-name="P17"><text:span text:style-name="T15">I </text:span><text:span text:style-name="T8">ended up transcribing 22 entries but also spent lots of time in bed looking at my phone and then wrote in my journal at 9:38. . .</text:span><text:span text:style-name="T16">Hannah sent me a </text:span><text:soft-page-break/><text:span text:style-name="T16">‘reel’ about cat racing, and, when I hit the home button, there was a video of her playing the song I had seen </text:span><text:span text:style-name="T17">sitting </text:span><text:span text:style-name="T16">at her piano, Clean Slate:</text:span></text:p>
      <text:p text:style-name="P17"><text:span text:style-name="T16"/></text:p>
      <text:p text:style-name="P18"><text:span text:style-name="T1">Having you is like a clean slate</text:span></text:p>
      <text:p text:style-name="P19"><text:span text:style-name="T1">Can’t remember all my mistakes</text:span></text:p>
      <text:p text:style-name="P19"><text:span text:style-name="T1">Somehow I get to know you</text:span></text:p>
      <text:p text:style-name="P19"><text:span text:style-name="T1">Somehow you’re here</text:span></text:p>
      <text:p text:style-name="P19"><text:span text:style-name="T1"/></text:p>
      <text:p text:style-name="P19"><text:span text:style-name="T1">Grew up a goody twoshoes</text:span></text:p>
      <text:p text:style-name="P19"><text:span text:style-name="T1">I neglected all my wild and free</text:span></text:p>
      <text:p text:style-name="P19"><text:span text:style-name="T1">Pulled up flowers——I stomped on weeds</text:span></text:p>
      <text:p text:style-name="P19"><text:span text:style-name="T1">And I wouldn’t know love if it came right up to me</text:span></text:p>
      <text:p text:style-name="P19"><text:span text:style-name="T1"/></text:p>
      <text:p text:style-name="P19"><text:span text:style-name="T1">Loving you is like a clean slate</text:span></text:p>
      <text:p text:style-name="P19"><text:span text:style-name="T1">Can’t remember all my mistakes</text:span></text:p>
      <text:p text:style-name="P19"><text:span text:style-name="T1">Somehow I get to know you</text:span></text:p>
      <text:p text:style-name="P19"><text:span text:style-name="T1">Somehow you’re he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23:26:45.054554335</dc:date>
    <meta:editing-duration>P5DT4H16M35S</meta:editing-duration>
    <meta:editing-cycles>200</meta:editing-cycles>
    <meta:generator>LibreOffice/7.3.7.2$Linux_X86_64 LibreOffice_project/30$Build-2</meta:generator>
    <meta:print-date>2024-07-10T15:19:41.425380024</meta:print-date>
    <meta:document-statistic meta:table-count="0" meta:image-count="0" meta:object-count="0" meta:page-count="4" meta:paragraph-count="48" meta:word-count="863" meta:character-count="4486" meta:non-whitespace-character-count="3637"/>
  </office:meta>
</office:document-meta>
</file>